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6.4cm" svg:height="2.4cm" svg:x="6.9cm" svg:y="2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8.9cm" svg:height="3cm" svg:x="0.9cm" svg:y="6.4cm">
          <text:p text:style-name="P1">hoursWorked ← input “hours Worked”</text:p>
          <text:p text:style-name="P1">hourlyRate ← input “Hourly Pay”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2" draw:id="id2" draw:layer="layout" svg:width="16.2cm" svg:height="2.1cm" svg:x="2.8cm" svg:y="10.7cm">
          <text:p text:style-name="P1">WeeklyPay ← <text:s/>(hourlyRate * hoursWorke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13.2cm" svg:height="3.5cm" svg:x="3.7cm" svg:y="14.4cm">
          <text:p text:style-name="P1">Output WeeklyPay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draw:type="line" svg:x1="10.35cm" svg:y1="9.4cm" svg:x2="10.9cm" svg:y2="10.7cm" draw:start-shape="id1" draw:end-shape="id2" svg:d="M10350 9400l550 1300" svg:viewBox="0 0 551 1301">
          <text:p/>
        </draw:connector>
        <draw:connector draw:style-name="gr2" draw:text-style-name="P1" draw:layer="layout" draw:type="line" svg:x1="10.9cm" svg:y1="12.8cm" svg:x2="10.3cm" svg:y2="14.4cm" draw:start-shape="id2" draw:start-glue-point="6" draw:end-shape="id3" svg:d="M10900 12800l-600 1600" svg:viewBox="0 0 601 1601">
          <text:p/>
        </draw:connector>
        <draw:custom-shape draw:style-name="gr1" draw:text-style-name="P1" xml:id="id4" draw:id="id4" draw:layer="layout" svg:width="7.8cm" svg:height="2.3cm" svg:x="6.4cm" svg:y="19.4cm">
          <text:p text:style-name="P1">End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3cm" svg:y1="17.9cm" svg:x2="10.3cm" svg:y2="19.4cm" draw:start-shape="id3" draw:start-glue-point="8" draw:end-shape="id4" draw:end-glue-point="4" svg:d="M10300 17900v1500" svg:viewBox="0 0 1 1501">
          <text:p/>
        </draw:connector>
        <draw:connector draw:style-name="gr2" draw:text-style-name="P1" draw:layer="layout" draw:type="line" svg:x1="10.1cm" svg:y1="4.6cm" svg:x2="10.35cm" svg:y2="6.4cm" draw:start-shape="id5" draw:end-shape="id1" draw:end-glue-point="0" svg:d="M10100 4600l250 1800" svg:viewBox="0 0 251 1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30T11:00:04.607000000</meta:creation-date>
    <dc:date>2014-09-30T11:05:40.631000000</dc:date>
    <meta:editing-duration>PT50S</meta:editing-duration>
    <meta:editing-cycles>2</meta:editing-cycles>
    <meta:generator>LibreOffice/4.2.5.2$Windows_x86 LibreOffice_project/61cb170a04bb1f12e77c884eab9192be736ec5f5</meta:generator>
    <meta:document-statistic meta:object-count="9"/>
  </office:meta>
</office:document-meta>
</file>